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Roboto" svg:font-family="Roboto"/>
    <style:font-face style:name="Lohit Devanagari1" svg:font-family="'Lohit Devanagari', 'Times New Roman'" style:font-pitch="variable"/>
    <style:font-face style:name="Noto Sans CJK SC1" svg:font-family="'Noto Sans CJK SC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8.004cm" table:align="left" style:writing-mode="lr-tb"/>
    </style:style>
    <style:style style:name="Tabla1.A" style:family="table-column">
      <style:table-column-properties style:column-width="9.784cm"/>
    </style:style>
    <style:style style:name="Tabla1.B" style:family="table-column">
      <style:table-column-properties style:column-width="18.219cm"/>
    </style:style>
    <style:style style:name="Tabla1.1" style:family="table-row">
      <style:table-row-properties style:row-height="0.651cm" fo:keep-together="auto"/>
    </style:style>
    <style:style style:name="Tabla1.A1" style:family="table-cell">
      <style:table-cell-properties style:vertical-align="middle" fo:padding="0cm" fo:border="none" style:writing-mode="lr-tb"/>
    </style:style>
    <style:style style:name="Tabla1.4" style:family="table-row">
      <style:table-row-properties style:row-height="0.944cm" fo:keep-together="auto"/>
    </style:style>
    <style:style style:name="Tabla2" style:family="table">
      <style:table-properties style:width="27.924cm" table:align="left" style:writing-mode="lr-tb"/>
    </style:style>
    <style:style style:name="Tabla2.A" style:family="table-column">
      <style:table-column-properties style:column-width="0.697cm"/>
    </style:style>
    <style:style style:name="Tabla2.B" style:family="table-column">
      <style:table-column-properties style:column-width="3.314cm"/>
    </style:style>
    <style:style style:name="Tabla2.C" style:family="table-column">
      <style:table-column-properties style:column-width="2.2cm"/>
    </style:style>
    <style:style style:name="Tabla2.E" style:family="table-column">
      <style:table-column-properties style:column-width="2.702cm"/>
    </style:style>
    <style:style style:name="Tabla2.F" style:family="table-column">
      <style:table-column-properties style:column-width="2.395cm"/>
    </style:style>
    <style:style style:name="Tabla2.G" style:family="table-column">
      <style:table-column-properties style:column-width="2.284cm"/>
    </style:style>
    <style:style style:name="Tabla2.H" style:family="table-column">
      <style:table-column-properties style:column-width="2.311cm"/>
    </style:style>
    <style:style style:name="Tabla2.J" style:family="table-column">
      <style:table-column-properties style:column-width="2.282cm"/>
    </style:style>
    <style:style style:name="Tabla2.K" style:family="table-column">
      <style:table-column-properties style:column-width="2.201cm"/>
    </style:style>
    <style:style style:name="Tabla2.L" style:family="table-column">
      <style:table-column-properties style:column-width="2.63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deeaf6" fo:padding="0.097cm" fo:border-left="0.5pt solid #1c3687" fo:border-right="none" fo:border-top="0.5pt solid #1c3687" fo:border-bottom="0.5pt solid #1c3687" style:writing-mode="lr-tb">
        <style:background-image/>
      </style:table-cell-properties>
    </style:style>
    <style:style style:name="Tabla2.L1" style:family="table-cell">
      <style:table-cell-properties style:vertical-align="top" fo:background-color="#deeaf6" fo:padding="0.097cm" fo:border="0.5pt solid #1c3687" style:writing-mode="lr-tb">
        <style:background-image/>
      </style:table-cell-properties>
    </style:style>
    <style:style style:name="Tabla2.2" style:family="table-row">
      <style:table-row-properties style:row-height="0.041cm" fo:keep-together="auto"/>
    </style:style>
    <style:style style:name="Tabla2.A2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C2" style:family="table-cell">
      <style:table-cell-properties style:vertical-align="top" fo:padding="0.097cm" fo:border="0.5pt solid #1c3687" style:writing-mode="lr-tb"/>
    </style:style>
    <style:style style:name="Tabla2.3" style:family="table-row">
      <style:table-row-properties style:min-row-height="0.289cm" fo:keep-together="auto"/>
    </style:style>
    <style:style style:name="Tabla2.A3" style:family="table-cell">
      <style:table-cell-properties style:vertical-align="middle" fo:padding="0.097cm" fo:border="0.5pt solid #1c3687" style:writing-mode="lr-tb"/>
    </style:style>
    <style:style style:name="Tabla2.A4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C4" style:family="table-cell">
      <style:table-cell-properties style:vertical-align="top" fo:padding="0.097cm" fo:border="0.5pt solid #1c3687" style:writing-mode="lr-tb"/>
    </style:style>
    <style:style style:name="Tabla2.A5" style:family="table-cell">
      <style:table-cell-properties style:vertical-align="middle" fo:padding="0.097cm" fo:border-left="0.5pt solid #1c3687" fo:border-right="none" fo:border-top="0.5pt solid #1c3687" fo:border-bottom="0.5pt solid #1c3687" style:writing-mode="lr-tb"/>
    </style:style>
    <style:style style:name="Tabla2.B5" style:family="table-cell">
      <style:table-cell-properties style:vertical-align="middle" fo:padding="0.097cm" fo:border-left="0.5pt solid #1c3687" fo:border-right="none" fo:border-top="0.5pt solid #1c3687" fo:border-bottom="0.5pt solid #1c3687" style:writing-mode="lr-tb"/>
    </style:style>
    <style:style style:name="Tabla2.C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D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E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F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G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H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I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J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K5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L5" style:family="table-cell">
      <style:table-cell-properties style:vertical-align="top" fo:padding="0.097cm" fo:border="0.5pt solid #1c3687" style:writing-mode="lr-tb"/>
    </style:style>
    <style:style style:name="Tabla2.A6" style:family="table-cell">
      <style:table-cell-properties style:vertical-align="top" fo:padding="0.097cm" fo:border-left="0.5pt solid #1c3687" fo:border-right="none" fo:border-top="0.5pt solid #1c3687" fo:border-bottom="0.5pt solid #1c3687" style:writing-mode="lr-tb"/>
    </style:style>
    <style:style style:name="Tabla2.C6" style:family="table-cell">
      <style:table-cell-properties style:vertical-align="top" fo:padding="0.097cm" fo:border="0.5pt solid #1c3687" style:writing-mode="lr-tb"/>
    </style:style>
    <style:style style:name="Tabla2.7" style:family="table-row">
      <style:table-row-properties style:min-row-height="0.457cm" fo:keep-together="auto"/>
    </style:style>
    <style:style style:name="Tabla2.A7" style:family="table-cell">
      <style:table-cell-properties style:vertical-align="middle" fo:padding="0.097cm" fo:border="0.5pt solid #1c3687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Footer">
      <style:paragraph-properties fo:text-align="center" style:justify-single-word="false"/>
      <style:text-properties fo:color="#ffffff" style:font-name="Arial" fo:font-size="10pt" fo:language="none" fo:country="none" officeooo:rsid="001278bf" officeooo:paragraph-rsid="001e1357" style:font-size-asian="10pt" style:language-asian="none" style:country-asian="none" style:font-size-complex="10pt" style:language-complex="ar" style:country-complex="SA"/>
    </style:style>
    <style:style style:name="P3" style:family="paragraph" style:parent-style-name="Footer">
      <style:paragraph-properties fo:text-align="center" style:justify-single-word="false"/>
      <style:text-properties style:font-name="Arial" fo:font-size="10pt" fo:language="es" fo:country="AR" officeooo:paragraph-rsid="001e1357" style:font-size-asian="10pt" style:language-asian="none" style:country-asian="none" style:font-size-complex="10pt" style:language-complex="ar" style:country-complex="SA"/>
    </style:style>
    <style:style style:name="P4" style:family="paragraph" style:parent-style-name="Standard">
      <style:text-properties fo:color="#2e4675" style:font-name="Arial" fo:font-size="14pt" officeooo:rsid="001b2126" officeooo:paragraph-rsid="00208647" style:font-size-asian="14pt" style:font-size-complex="14pt"/>
    </style:style>
    <style:style style:name="P5" style:family="paragraph" style:parent-style-name="Standard">
      <style:text-properties fo:color="#2e4675" style:font-name="Arial" fo:font-size="14pt" officeooo:paragraph-rsid="00208647" style:font-size-asian="14pt" style:font-name-complex="Arial" style:font-size-complex="14pt"/>
    </style:style>
    <style:style style:name="P6" style:family="paragraph" style:parent-style-name="Standard">
      <style:text-properties style:font-name="Roboto" fo:font-size="14pt" officeooo:rsid="001b2126" officeooo:paragraph-rsid="00208647" style:font-size-asian="14pt" style:font-size-complex="14pt"/>
    </style:style>
    <style:style style:name="P7" style:family="paragraph" style:parent-style-name="Table_20_Contents_20__28_user_29_">
      <style:paragraph-properties style:snap-to-layout-grid="false"/>
      <style:text-properties fo:color="#2e4675" style:font-name="Arial" fo:font-size="14pt" fo:font-weight="bold" officeooo:paragraph-rsid="00208647" style:font-size-asian="14pt" style:font-weight-asian="bold" style:font-name-complex="Arial" style:font-size-complex="14pt"/>
    </style:style>
    <style:style style:name="P8" style:family="paragraph" style:parent-style-name="Table_20_Contents_20__28_user_29_">
      <style:text-properties fo:color="#2e4675" style:font-name="Arial" fo:font-size="14pt" fo:font-weight="bold" officeooo:paragraph-rsid="00208647" style:font-size-asian="14pt" style:font-weight-asian="bold" style:font-name-complex="Arial" style:font-size-complex="14pt"/>
    </style:style>
    <style:style style:name="P9" style:family="paragraph" style:parent-style-name="Table_20_Contents_20__28_user_29_">
      <style:paragraph-properties fo:text-align="center" style:justify-single-word="false"/>
      <style:text-properties fo:color="#2e4675" style:font-name="Arial" fo:font-size="8pt" fo:font-weight="bold" officeooo:paragraph-rsid="00208647" style:font-size-asian="8pt" style:font-weight-asian="bold" style:font-name-complex="Arial" style:font-size-complex="8pt"/>
    </style:style>
    <style:style style:name="P10" style:family="paragraph" style:parent-style-name="Table_20_Contents_20__28_user_29_">
      <style:paragraph-properties style:snap-to-layout-grid="false"/>
      <style:text-properties fo:color="#2e4675" style:font-name="Arial" fo:font-size="8pt" officeooo:paragraph-rsid="00208647" style:font-size-asian="8pt" style:font-name-complex="Arial" style:font-size-complex="8pt"/>
    </style:style>
    <style:style style:name="P11" style:family="paragraph" style:parent-style-name="Table_20_Contents">
      <style:text-properties fo:color="#2e4675" style:font-name="Arial" fo:font-size="14pt" officeooo:paragraph-rsid="00208647" style:font-size-asian="14pt" style:font-name-complex="Arial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2e4675" style:font-name="Arial" fo:font-size="8pt" officeooo:paragraph-rsid="00208647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color="#2e4675" style:font-name="Arial" fo:font-size="8pt" officeooo:paragraph-rsid="00208647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color="#2e4675" style:font-name="Arial" fo:font-size="8pt" officeooo:paragraph-rsid="00208647" style:font-size-asian="8pt" style:font-name-complex="Arial" style:font-size-complex="8pt"/>
    </style:style>
    <style:style style:name="P15" style:family="paragraph" style:parent-style-name="Table_20_Contents">
      <style:paragraph-properties fo:text-align="start" style:justify-single-word="false">
        <style:tab-stops>
          <style:tab-stop style:position="17.595cm"/>
        </style:tab-stops>
      </style:paragraph-properties>
      <style:text-properties fo:color="#2e4675" style:font-name="Arial" fo:font-size="8pt" officeooo:paragraph-rsid="00208647" style:font-size-asian="8pt" style:font-name-complex="Arial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2e4675" style:font-name="Arial" fo:font-size="8pt" fo:font-style="normal" officeooo:paragraph-rsid="00208647" style:font-size-asian="8pt" style:font-size-complex="8pt"/>
    </style:style>
    <style:style style:name="P17" style:family="paragraph" style:parent-style-name="Standard" style:master-page-name="Standard">
      <style:paragraph-properties style:page-number="auto"/>
      <style:text-properties style:font-name="Roboto" fo:font-size="14pt" officeooo:paragraph-rsid="00208647" style:font-size-asian="14pt" style:font-size-complex="14pt"/>
    </style:style>
    <style:style style:name="P18" style:family="paragraph">
      <loext:graphic-properties draw:fill="solid" draw:fill-color="#2e4675"/>
      <style:paragraph-properties style:writing-mode="lr-tb"/>
    </style:style>
    <style:style style:name="T1" style:family="text">
      <style:text-properties fo:color="#ffffff" fo:language="none" fo:country="none" officeooo:rsid="001278bf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draw:fill="solid" draw:fill-color="#2e4675" draw:textarea-horizontal-align="left" draw:textarea-vertical-align="top" draw:auto-grow-height="false" fo:min-height="0cm" fo:min-width="28.81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2e4675" draw:textarea-horizontal-align="left" draw:textarea-vertical-align="top" draw:auto-grow-height="false" fo:min-height="1.995cm" fo:min-width="28.81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ext-input text:description="&lt;for each=&quot;curso in o&quot;&gt;">for each curso</text:text-input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Ciclo Lectivo: </text:p>
          </table:table-cell>
          <table:table-cell table:style-name="Tabla1.A1" office:value-type="string">
            <text:p text:style-name="P11"><text:text-input text:description="&lt;curso.year&gt;">2021</text:text-input></text:p>
          </table:table-cell>
        </table:table-row>
        <table:table-row table:style-name="Tabla1.1">
          <table:table-cell table:style-name="Tabla1.A1" office:value-type="string">
            <text:p text:style-name="P8">Nivel:</text:p>
          </table:table-cell>
          <table:table-cell table:style-name="Tabla1.A1" office:value-type="string">
            <text:p text:style-name="P11"><text:text-input text:description="&lt;curso.level_id.section_id.name&gt;">Primario</text:text-input></text:p>
          </table:table-cell>
        </table:table-row>
        <table:table-row table:style-name="Tabla1.1">
          <table:table-cell table:style-name="Tabla1.A1" office:value-type="string">
            <text:p text:style-name="P8">Año:</text:p>
          </table:table-cell>
          <table:table-cell table:style-name="Tabla1.A1" office:value-type="string">
            <text:p text:style-name="P11"><text:text-input text:description="&lt;curso.level_id.name&gt;">1ero</text:text-input><text:s/><text:text-input text:description="&lt;curso.division_id.name&gt;">A</text:text-input></text:p>
          </table:table-cell>
        </table:table-row>
        <table:table-row table:style-name="Tabla1.4">
          <table:table-cell table:style-name="Tabla1.A1" office:value-type="string">
            <text:p text:style-name="P8">Docente/Preceptor/Tutor:</text:p>
          </table:table-cell>
          <table:table-cell table:style-name="Tabla1.A1" office:value-type="string">
            <text:p text:style-name="P7"/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E"/>
        <table:table-column table:style-name="Tabla2.J"/>
        <table:table-column table:style-name="Tabla2.K"/>
        <table:table-column table:style-name="Tabla2.L"/>
        <table:table-row table:style-name="Tabla2.1">
          <table:table-cell table:style-name="Tabla2.A1" office:value-type="string">
            <text:p text:style-name="P9">N°</text:p>
          </table:table-cell>
          <table:table-cell table:style-name="Tabla2.A1" office:value-type="string">
            <text:p text:style-name="P9">Apellido y Nombre</text:p>
          </table:table-cell>
          <table:table-cell table:style-name="Tabla2.A1" office:value-type="string">
            <text:p text:style-name="P9">Teléfono</text:p>
          </table:table-cell>
          <table:table-cell table:style-name="Tabla2.A1" office:value-type="string">
            <text:p text:style-name="P9">Tipo de relación</text:p>
          </table:table-cell>
          <table:table-cell table:style-name="Tabla2.A1" office:value-type="string">
            <text:p text:style-name="P9">Nombre</text:p>
          </table:table-cell>
          <table:table-cell table:style-name="Tabla2.A1" office:value-type="string">
            <text:p text:style-name="P9">Celular</text:p>
          </table:table-cell>
          <table:table-cell table:style-name="Tabla2.A1" office:value-type="string">
            <text:p text:style-name="P9">Email</text:p>
          </table:table-cell>
          <table:table-cell table:style-name="Tabla2.A1" office:value-type="string">
            <text:p text:style-name="P9">Tipo de relación</text:p>
          </table:table-cell>
          <table:table-cell table:style-name="Tabla2.A1" office:value-type="string">
            <text:p text:style-name="P9">Nombre</text:p>
          </table:table-cell>
          <table:table-cell table:style-name="Tabla2.A1" office:value-type="string">
            <text:p text:style-name="P9">Celular</text:p>
          </table:table-cell>
          <table:table-cell table:style-name="Tabla2.A1" office:value-type="string">
            <text:p text:style-name="P9">Email</text:p>
          </table:table-cell>
          <table:table-cell table:style-name="Tabla2.L1" office:value-type="string">
            <text:p text:style-name="P9">Observaciones</text:p>
          </table:table-cell>
        </table:table-row>
        <table:table-row table:style-name="Tabla2.2">
          <table:table-cell table:style-name="Tabla2.A2" table:number-columns-spanned="2" office:value-type="string">
            <text:p text:style-name="P10"/>
          </table:table-cell>
          <table:covered-table-cell/>
          <table:table-cell table:style-name="Tabla2.C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table:number-columns-spanned="12" office:value-type="string">
            <text:p text:style-name="P14"><text:text-input text:description="&lt;for each=&quot;alumno in curso. student_ids&quot;&gt;">for alum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4" table:number-columns-spanned="2" office:value-type="string">
            <text:p text:style-name="P10"/>
          </table:table-cell>
          <table:covered-table-cell/>
          <table:table-cell table:style-name="Tabla2.C4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5" office:value-type="string">
            <text:p text:style-name="P12"><text:text-input text:description="&lt;curso.student_ids.ids.index(alumno.id) + 1&gt;">1</text:text-input></text:p>
          </table:table-cell>
          <table:table-cell table:style-name="Tabla2.B5" office:value-type="string">
            <text:p text:style-name="P13"><text:text-input text:description="&lt;alumno.name&gt;">alumno</text:text-input></text:p>
          </table:table-cell>
          <table:table-cell table:style-name="Tabla2.C5" office:value-type="string">
            <text:p text:style-name="P12"><text:text-input text:description="&lt;alumno.parent_id.phone&gt;">12345678</text:text-input></text:p>
          </table:table-cell>
          <table:table-cell table:style-name="Tabla2.D5" office:value-type="string">
            <text:p text:style-name="P16"><text:text-input text:description="&lt;dict(alumno.parent_id.child_ids.filtered(lambda x: x.partner_type=='parent')[0]._fields['tipo_relacion'].selection).get(alumno.parent_id.child_ids.filtered(lambda x: x.partner_type=='parent')[0].tipo_relacion) if len(alumno.parent_id.child_ids.filtered(lambda x: x.partner_type=='parent'))&gt;=1 else False&gt;">Tipo de relacion</text:text-input></text:p>
          </table:table-cell>
          <table:table-cell table:style-name="Tabla2.E5" office:value-type="string">
            <text:p text:style-name="P12"><text:text-input text:description="&lt;alumno.parent_id.child_ids.filtered(lambda x: x.partner_type=='parent')[0].name if len(alumno.parent_id.child_ids.filtered(lambda x: x.partner_type=='parent'))&gt;=1 else False&gt;">nombre</text:text-input></text:p>
          </table:table-cell>
          <table:table-cell table:style-name="Tabla2.F5" office:value-type="string">
            <text:p text:style-name="P12"><text:text-input text:description="&lt;alumno.parent_id.child_ids.filtered(lambda x: x.partner_type=='parent')[0].mobile or alumno.parent_id.child_ids.filtered(lambda x: x.partner_type=='parent')[0].phone if len(alumno.parent_id.child_ids.filtered(lambda x: x.partner_type=='parent'))&gt;=1 else False&gt;">celular</text:text-input></text:p>
          </table:table-cell>
          <table:table-cell table:style-name="Tabla2.G5" office:value-type="string">
            <text:p text:style-name="P12"><text:text-input text:description="&lt;alumno.parent_id.child_ids.filtered(lambda x: x.partner_type=='parent')[0].email if len(alumno.parent_id.child_ids.filtered(lambda x: x.partner_type=='parent'))&gt;=2 else False&gt;">email</text:text-input></text:p>
          </table:table-cell>
          <table:table-cell table:style-name="Tabla2.H5" office:value-type="string">
            <text:p text:style-name="P16"><text:span text:style-name="T2"><text:text-input text:description="&lt;dict(alumno.parent_id.child_ids.filtered(lambda x: x.partner_type=='parent')[1]._fields['tipo_relacion'].selection).get(alumno.parent_id.child_ids.filtered(lambda x: x.partner_type=='parent')[1].tipo_relacion) if len(alumno.parent_id.child_ids.filtered(lambda x: x.partner_type=='parent'))==2 else False&gt;">Tipo de relacion</text:text-input></text:span></text:p>
          </table:table-cell>
          <table:table-cell table:style-name="Tabla2.I5" office:value-type="string">
            <text:p text:style-name="P12"><text:text-input text:description="&lt;alumno.parent_id.child_ids.filtered(lambda x: x.partner_type=='parent')[1].name if len(alumno.parent_id.child_ids.filtered(lambda x: x.partner_type=='parent'))==2 else False&gt;">nombre</text:text-input></text:p>
          </table:table-cell>
          <table:table-cell table:style-name="Tabla2.J5" office:value-type="string">
            <text:p text:style-name="P12"><text:text-input text:description="&lt;alumno.parent_id.child_ids.filtered(lambda x: x.partner_type=='parent')[1].mobile or alumno.parent_id.child_ids.filtered(lambda x: x.partner_type=='parent')[1].phone if len(alumno.parent_id.child_ids.filtered(lambda x: x.partner_type=='parent'))==2 else False&gt;">celular</text:text-input></text:p>
          </table:table-cell>
          <table:table-cell table:style-name="Tabla2.K5" office:value-type="string">
            <text:p text:style-name="P12"><text:text-input text:description="&lt;alumno.parent_id.child_ids.filtered(lambda x: x.partner_type=='parent')[1].email if len(alumno.parent_id.child_ids.filtered(lambda x: x.partner_type=='parent'))==2 else False&gt;">email</text:text-input></text:p>
          </table:table-cell>
          <table:table-cell table:style-name="Tabla2.L5" office:value-type="string">
            <text:p text:style-name="P12"/>
          </table:table-cell>
        </table:table-row>
        <table:table-row table:style-name="Tabla2.2">
          <table:table-cell table:style-name="Tabla2.A6" table:number-columns-spanned="2" office:value-type="string">
            <text:p text:style-name="P10"/>
          </table:table-cell>
          <table:covered-table-cell/>
          <table:table-cell table:style-name="Tabla2.C6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7" table:number-columns-spanned="12" office:value-type="string">
            <text:p text:style-name="P15"><text:text-input text:description="&lt;/for&gt;">end for alum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4"><text:text-input text:description="&lt;/for&gt;">end for curso</text:text-input><draw:custom-shape text:anchor-type="char" draw:z-index="3" draw:style-name="gr2" draw:text-style-name="P18" svg:width="29.701cm" svg:height="2.454cm" svg:x="-2.004cm" svg:y="7.389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Roboto" svg:font-family="Roboto"/>
    <style:font-face style:name="Lohit Devanagari1" svg:font-family="'Lohit Devanagari', 'Times New Roman'" style:font-pitch="variable"/>
    <style:font-face style:name="Noto Sans CJK SC1" svg:font-family="'Noto Sans CJK SC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, 'Times New Roman'" style:font-pitch-asian="variable" style:font-size-asian="12pt" style:language-asian="zh" style:country-asian="CN" style:font-name-complex="Lohit Devanagari1" style:font-family-complex="'Lohit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, 'Times New Roman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Frame_20_Contents" style:display-name="Frame Contents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, 'Courier New'" style:font-family-generic-complex="roman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Pie_20_de_20_página_20_Car" style:display-name="Pie de página Car" style:family="text">
      <style:text-properties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, 'Times New Roman'" style:font-pitch-asian="variable" style:font-size-asian="12pt" style:language-asian="zh" style:country-asian="CN" style:font-name-complex="Mangal" style:font-family-complex="Mangal, 'Courier New'" style:font-family-generic-complex="roman" style:font-pitch-complex="variable" style:font-size-complex="10.5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center" style:justify-single-word="false"/>
      <style:text-properties fo:color="#ffffff" style:font-name="Arial" fo:font-size="10pt" fo:language="none" fo:country="none" officeooo:rsid="001278bf" officeooo:paragraph-rsid="001e1357" style:font-size-asian="10pt" style:language-asian="none" style:country-asian="none" style:font-size-complex="10pt" style:language-complex="ar" style:country-complex="SA"/>
    </style:style>
    <style:style style:name="MP3" style:family="paragraph">
      <loext:graphic-properties draw:fill="solid" draw:fill-color="#2e4675"/>
      <style:paragraph-properties style:writing-mode="lr-tb"/>
    </style:style>
    <style:style style:name="MP4" style:family="paragraph" style:parent-style-name="Footer">
      <style:paragraph-properties fo:text-align="center" style:justify-single-word="false"/>
      <style:text-properties style:font-name="Arial" fo:font-size="10pt" fo:language="es" fo:country="AR" officeooo:paragraph-rsid="001e1357" style:font-size-asian="10pt" style:language-asian="none" style:country-asian="none" style:font-size-complex="10pt" style:language-complex="ar" style:country-complex="SA"/>
    </style:style>
    <style:style style:name="MT1" style:family="text">
      <style:text-properties fo:color="#ffffff" fo:language="none" fo:country="none" officeooo:rsid="001278bf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gr1" style:family="graphic">
      <style:graphic-properties draw:stroke="none" draw:fill="solid" draw:fill-color="#2e4675" draw:textarea-horizontal-align="left" draw:textarea-vertical-align="top" draw:auto-grow-height="false" fo:min-height="0cm" fo:min-width="28.81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2e4675" draw:textarea-horizontal-align="left" draw:textarea-vertical-align="top" draw:auto-grow-height="false" fo:min-height="1.995cm" fo:min-width="28.81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1.27cm" fo:margin-bottom="0cm" fo:margin-left="2cm" fo:margin-right="2cm" fo:background-color="#ffffff" style:writing-mode="lr-tb" style:layout-grid-color="#c0c0c0" style:layout-grid-lines="17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3cm" fo:margin-left="0cm" fo:margin-right="0cm" fo:margin-bottom="0.131cm" fo:background-color="transparent" style:dynamic-spacing="true" draw:fill="none" draw:fill-color="#729fcf"/>
      </style:header-style>
      <style:footer-style>
        <style:header-footer-properties fo:min-height="2.531cm" fo:margin-left="0cm" fo:margin-right="0cm" fo:margin-top="0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,size_x=240,size_y=70,hold_ratio=True)" text:anchor-type="char" svg:x="19.002cm" svg:y="0.004cm" draw:z-index="1"><draw:text-box fo:min-height="2.48cm" fo:min-width="6.103cm"><text:p text:style-name="Frame_20_contents">Imagen</text:p></draw:text-box></draw:frame></text:p>
        <text:p text:style-name="Header"/>
        <text:p text:style-name="Header"/>
        <text:p text:style-name="Header"/>
        <text:p text:style-name="Header"/>
      </style:header>
      <style:footer>
        <text:p text:style-name="MP2"><draw:custom-shape text:anchor-type="char" draw:z-index="0" draw:style-name="Mgr1" draw:text-style-name="MP3" svg:width="29.701cm" svg:height="0.151cm" svg:x="-2cm" svg:y="0.282cm"><text:p/><draw:enhanced-geometry svg:viewBox="0 0 21600 21600" draw:type="rectangle" draw:enhanced-path="M 0 0 L 21600 0 21600 21600 0 21600 0 0 Z N"/></draw:custom-shape></text:p>
        <text:p text:style-name="MP2"><draw:custom-shape text:anchor-type="char" draw:z-index="2" draw:style-name="Mgr2" draw:text-style-name="MP3" svg:width="29.701cm" svg:height="2.454cm" svg:x="-13.474cm" svg:y="0.182cm"><text:p/><draw:enhanced-geometry svg:viewBox="0 0 21600 21600" draw:mirror-horizontal="false" draw:mirror-vertical="false" draw:type="rectangle" draw:enhanced-path="M 0 0 L 21600 0 21600 21600 0 21600 0 0 Z N"/></draw:custom-shape></text:p>
        <text:p text:style-name="MP4"><text:span text:style-name="MT1"><text:text-input text:description="&lt;o.company_id.email&gt;">info@chesterton.com</text:text-input></text:span><text:span text:style-name="MT1"><text:s/>- </text:span><text:span text:style-name="MT1"><text:text-input text:description="&lt;o.company_id.street&gt;">Sarmiento 300</text:text-input></text:span><text:span text:style-name="MT1">, </text:span><text:span text:style-name="MT1"><text:text-input text:description="&lt;o.company_id.city&gt;">Necochea</text:text-input></text:span><text:span text:style-name="MT1"><text:s/>- </text:span><text:span text:style-name="MT1"><text:text-input text:description="&lt;o.company_id.phone&gt;">1126446394</text:text-input></text:span></text:p>
        <text:p text:style-name="MP2"/>
        <text:p text:style-name="MP2"/>
        <text:p text:style-name="MP2"/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oup</dc:title>
    <dc:subject/>
    <meta:keyword/>
    <dc:description/>
    <meta:initial-creator>Antonela</meta:initial-creator>
    <meta:creation-date>2021-03-26T16:56:00</meta:creation-date>
    <dc:date>2021-04-21T14:10:17.723580525</dc:date>
    <meta:editing-cycles>18</meta:editing-cycles>
    <meta:editing-duration>PT49M19S</meta:editing-duration>
    <meta:generator>LibreOffice/6.0.7.3$Linux_X86_64 LibreOffice_project/00m0$Build-3</meta:generator>
    <meta:document-statistic meta:table-count="2" meta:image-count="0" meta:object-count="0" meta:page-count="1" meta:paragraph-count="36" meta:word-count="108" meta:character-count="419" meta:non-whitespace-character-count="393"/>
    <meta:user-defined meta:name="Generator">Aeroo Reports 12.0.1.0.0</meta:user-defined>
    <meta:user-defined meta:name="Software">Odoo 12.0+e</meta:user-defined>
    <meta:user-defined meta:name="URL">http://www.alistek.com</meta:user-defined>
  </office:meta>
</office:document-meta>
</file>